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188" officeooo:paragraph-rsid="001a8188"/>
    </style:style>
    <style:style style:name="P2" style:family="paragraph" style:parent-style-name="Standard">
      <style:text-properties officeooo:rsid="001bee7a" officeooo:paragraph-rsid="001bee7a"/>
    </style:style>
    <style:style style:name="P3" style:family="paragraph" style:parent-style-name="Standard">
      <style:text-properties officeooo:rsid="001bee7a" officeooo:paragraph-rsid="001c7805"/>
    </style:style>
    <style:style style:name="P4" style:family="paragraph" style:parent-style-name="Standard">
      <style:text-properties officeooo:rsid="001c7805" officeooo:paragraph-rsid="001c7805"/>
    </style:style>
    <style:style style:name="P5" style:family="paragraph" style:parent-style-name="Standard">
      <style:text-properties officeooo:rsid="001cd81f" officeooo:paragraph-rsid="001cd81f"/>
    </style:style>
    <style:style style:name="T1" style:family="text">
      <style:text-properties officeooo:rsid="001c7805"/>
    </style:style>
    <style:style style:name="T2" style:family="text">
      <style:text-properties officeooo:rsid="001f4d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cookie ('Kypsis', 'v22rtus', time()+(60*10), '/');</text:p>
      <text:p text:style-name="P1"/>
      <text:p text:style-name="P1">&lt;?php</text:p>
      <text:p text:style-name="P1">if (empty($_COOKIE[“esimene])) {</text:p>
      <text:p text:style-name="P1">setcookie(“esimene”, “mingi:, time() +60*10);</text:p>
      <text:p text:style-name="P1">echo “Küpsis loodud!”;</text:p>
      <text:p text:style-name="P1">}else {</text:p>
      <text:p text:style-name="P1">echo “Kypsis oli olemas, v22rtus oli: “.$_COOKIE [“esimene”];</text:p>
      <text:p text:style-name="P1">}</text:p>
      <text:p text:style-name="P1">?&gt;</text:p>
      <text:p text:style-name="P1"/>
      <text:p text:style-name="P2">&lt;?php</text:p>
      <text:p text:style-name="P2">session_start();</text:p>
      <text:p text:style-name="P2">//nyyd on olemas $_SESSION</text:p>
      <text:p text:style-name="P2">?&gt;</text:p>
      <text:p text:style-name="P2"/>
      <text:p text:style-name="P2">&lt;?php</text:p>
      <text:p text:style-name="P2">session_start();</text:p>
      <text:p text:style-name="P2">if (isset($_SESSION[“korv”])) {</text:p>
      <text:p text:style-name="P2">$_SESSION[“korv”]=array();</text:p>
      <text:p text:style-name="P2">}</text:p>
      <text:p text:style-name="P2">$kaubad =array(“kampsun”, “myts”, “pyksid”, “saapad”);</text:p>
      <text:p text:style-name="P2">if (!empty($_GET[“lisa”])) {</text:p>
      <text:p text:style-name="P2">//kas kaup eksisteerib</text:p>
      <text:p text:style-name="P2">if (isset ($kaubad[$_GET[“lisa]])) {</text:p>
      <text:p text:style-name="P2"><text:tab/><text:span text:style-name="T1">if(!isset($_SESSION[“korv”][$_GET[”lisa”]])){</text:span></text:p>
      <text:p text:style-name="P4">$_SESSION[“korv”][$_GET[“lisa”]]++;</text:p>
      <text:p text:style-name="P4">} else{</text:p>
      <text:p text:style-name="P2">//<text:span text:style-name="T1">polnud veel</text:span> lisa korvi!</text:p>
      <text:p text:style-name="P3">$_SESSION [“korv”][$_GET[“lisa”]]<text:span text:style-name="T1">=1;</text:span></text:p>
      <text:p text:style-name="P2">}</text:p>
      <text:p text:style-name="P2">}</text:p>
      <text:p text:style-name="P2">?&gt;</text:p>
      <text:p text:style-name="P2"/>
      <text:p text:style-name="P4">&lt;?php</text:p>
      <text:p text:style-name="P4">session_start();</text:p>
      <text:p text:style-name="P4">if (isset($_COOKIE[session_name()])){</text:p>
      <text:p text:style-name="P4">setcookie(session_name(). ' ', time()-42000,'/');</text:p>
      <text:p text:style-name="P4">}</text:p>
      <text:p text:style-name="P4">$_sESSION =array();</text:p>
      <text:p text:style-name="P4">session_destroy();</text:p>
      <text:p text:style-name="P5">header (“Location: pood.php”);</text:p>
      <text:p text:style-name="P4">?&gt;</text:p>
      <text:p text:style-name="P4"/>
      <text:p text:style-name="P5">&lt;p&gt;&lt;a href=”sesslopp.php”&gt;tyhjenda korv”&lt;/a&gt;&lt;/p&gt;</text:p>
      <text:p text:style-name="P2"/>
      <text:p text:style-name="P2"/>
      <text:p text:style-name="P5">session_set_cookie_params(30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14:43:55.128613216</meta:creation-date>
    <dc:date>2016-04-24T22:29:57.566664812</dc:date>
    <meta:editing-duration>PT2H26M57S</meta:editing-duration>
    <meta:editing-cycles>1</meta:editing-cycles>
    <meta:document-statistic meta:table-count="0" meta:image-count="0" meta:object-count="0" meta:page-count="1" meta:paragraph-count="41" meta:word-count="90" meta:character-count="904" meta:non-whitespace-character-count="854"/>
    <meta:generator>LibreOffice/5.0.5.2$Linux_x86 LibreOffice_project/00m0$Build-2</meta:generator>
  </office:meta>
</office:document-meta>
</file>